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51H31M48.694S" calcext:value-type="time">
            <text:p>151:31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3H44M47.959S" calcext:value-type="time">
            <text:p>03:44</text:p>
          </table:table-cell>
          <table:table-cell table:style-name="ce3"/>
          <table:table-cell office:value-type="string" calcext:value-type="string">
            <text:p>Arms cleanup, key-in-hand unlock fix, arm animated attachment offse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3H44M47.959S" calcext:value-type="time">
            <text:p>03:4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08:07:39.1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4T11:22:42.802000000</dc:date>
    <dc:creator>Benjamin Laws</dc:creator>
    <meta:editing-duration>P4DT21H31M43S</meta:editing-duration>
    <meta:editing-cycles>129</meta:editing-cycles>
    <meta:generator>LibreOffice/7.1.8.1$Windows_X86_64 LibreOffice_project/e1f30c802c3269a1d052614453f260e49458c82c</meta:generator>
    <meta:document-statistic meta:table-count="2" meta:cell-count="343" meta:object-count="0"/>
  </office:meta>
</office:document-meta>
</file>